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1cm"/>
    </style:style>
    <style:style style:name="co2" style:family="table-column">
      <style:table-column-properties fo:break-before="auto" style:column-width="7.592cm"/>
    </style:style>
    <style:style style:name="co3" style:family="table-column">
      <style:table-column-properties fo:break-before="auto" style:column-width="7.11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029cm"/>
    </style:style>
    <style:style style:name="co6" style:family="table-column">
      <style:table-column-properties fo:break-before="auto" style:column-width="4.965cm"/>
    </style:style>
    <style:style style:name="co7" style:family="table-column">
      <style:table-column-properties fo:break-before="auto" style:column-width="4.997cm"/>
    </style:style>
    <style:style style:name="co8" style:family="table-column">
      <style:table-column-properties fo:break-before="auto" style:column-width="10.283cm"/>
    </style:style>
    <style:style style:name="co9" style:family="table-column">
      <style:table-column-properties fo:break-before="auto" style:column-width="4.068cm"/>
    </style:style>
    <style:style style:name="co10" style:family="table-column">
      <style:table-column-properties fo:break-before="auto" style:column-width="10.573cm"/>
    </style:style>
    <style:style style:name="co11" style:family="table-column">
      <style:table-column-properties fo:break-before="auto" style:column-width="10.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8.29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7.90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ART 1 CODE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COALIZÃO</text:p>
          </table:table-cell>
          <table:table-cell office:value-type="string" calcext:value-type="string">
            <text:p>PART 2</text:p>
          </table:table-cell>
          <table:table-cell table:style-name="ce7" office:value-type="string" calcext:value-type="string">
            <text:p>VOTE SHARES – COALIZÃO</text:p>
          </table:table-cell>
          <table:table-cell table:style-name="ce7" office:value-type="string" calcext:value-type="string">
            <text:p>SEAT SHARES – COALIZÃO</text:p>
          </table:table-cell>
          <table:table-cell table:style-name="ce7" office:value-type="string" calcext:value-type="string">
            <text:p>TOTAL SEATS – COALIZÃO</text:p>
          </table:table-cell>
          <table:table-cell office:value-type="string" calcext:value-type="string">
            <text:p>VOTE SHARES (partido)</text:p>
          </table:table-cell>
          <table:table-cell office:value-type="string" calcext:value-type="string">
            <text:p>SEAT SHARES</text:p>
          </table:table-cell>
          <table:table-cell office:value-type="string" calcext:value-type="string">
            <text:p>TOTAL SEAT SHARES</text:p>
          </table:table-cell>
          <table:table-cell office:value-type="string" calcext:value-type="string">
            <text:p>CODE VOTES</text:p>
          </table:table-cell>
          <table:table-cell/>
          <table:table-cell office:value-type="string" calcext:value-type="string">
            <text:p>CODE SEATS</text:p>
          </table:table-cell>
        </table:table-row>
        <table:table-row table:style-name="ro1">
          <table:table-cell office:value-type="string" calcext:value-type="string">
            <text:p>arg_87$votes[arg_87$party == "</text:p>
          </table:table-cell>
          <table:table-cell office:value-type="string" calcext:value-type="string">
            <text:p><text:span text:style-name="T2">F</text:span>rente para la Victoria</text:p>
          </table:table-cell>
          <table:table-cell office:value-type="string" calcext:value-type="string">
            <text:p>Frente para La Victoria</text:p>
          </table:table-cell>
          <table:table-cell office:value-type="string" calcext:value-type="string">
            <text:p>“] &lt;-</text:p>
          </table:table-cell>
          <table:table-cell table:style-name="ce4" office:value-type="string" calcext:value-type="string">
            <text:p>52.46 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130" calcext:value-type="float">
            <text:p>130</text:p>
          </table:table-cell>
          <table:table-cell table:style-name="ce2" office:value-type="string" calcext:value-type="string">
            <text:p>48.92 </text:p>
          </table:table-cell>
          <table:table-cell table:number-columns-repeated="2"/>
          <table:table-cell table:formula="of:=COM.MICROSOFT.CONCAT([.A2];[.B2];[.D2]; &quot; &quot;; [.E2])" office:value-type="string" office:string-value="arg_87$votes[arg_87$party == &quot;Frente para la Victoria“] &lt;- 52.46 " calcext:value-type="string">
            <text:p>arg_87$votes[arg_87$party == "Frente para la Victoria“] &lt;- 52.46 </text:p>
          </table:table-cell>
          <table:table-cell office:value-type="string" calcext:value-type="string">
            <text:p>arg_87$seats[arg_87$party == "</text:p>
          </table:table-cell>
          <table:table-cell table:formula="of:=COM.MICROSOFT.CONCAT([.L2];[.B2];[.D2]; &quot; &quot;; [.F2])" office:value-type="string" office:string-value="arg_87$seats[arg_87$party == &quot;Frente para la Victoria“] &lt;- 86" calcext:value-type="string">
            <text:p>arg_87$seats[arg_87$party == "Frente para la Victoria“] &lt;- 86</text:p>
          </table:table-cell>
        </table:table-row>
        <table:table-row table:style-name="ro1">
          <table:table-cell office:value-type="string" calcext:value-type="string">
            <text:p>arg_87$votes[arg_87$party == "</text:p>
          </table:table-cell>
          <table:table-cell office:value-type="string" calcext:value-type="string">
            <text:p>UCR</text:p>
          </table:table-cell>
          <table:table-cell office:value-type="string" calcext:value-type="string">
            <text:p>Unión para el Desarrollo Social</text:p>
          </table:table-cell>
          <table:table-cell office:value-type="string" calcext:value-type="string">
            <text:p>“] &lt;-</text:p>
          </table:table-cell>
          <table:table-cell table:style-name="ce2" office:value-type="string" calcext:value-type="string">
            <text:p>13.49 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47" calcext:value-type="float">
            <text:p>47</text:p>
          </table:table-cell>
          <table:table-cell table:style-name="ce2" office:value-type="string" calcext:value-type="string">
            <text:p>5.16 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COM.MICROSOFT.CONCAT([.A3];[.B3];[.D3]; &quot; &quot;; [.E3])" office:value-type="string" office:string-value="arg_87$votes[arg_87$party == &quot;UCR“] &lt;- 13.49 " calcext:value-type="string">
            <text:p>arg_87$votes[arg_87$party == "UCR“] &lt;- 13.49 </text:p>
          </table:table-cell>
          <table:table-cell office:value-type="string" calcext:value-type="string">
            <text:p>arg_87$seats[arg_87$party == "</text:p>
          </table:table-cell>
          <table:table-cell table:formula="of:=COM.MICROSOFT.CONCAT([.L3];[.B3];[.D3]; &quot; &quot;; [.F3])" office:value-type="string" office:string-value="arg_87$seats[arg_87$party == &quot;UCR“] &lt;- 16" calcext:value-type="string">
            <text:p>arg_87$seats[arg_87$party == "UCR“] &lt;- 16</text:p>
          </table:table-cell>
        </table:table-row>
        <table:table-row table:style-name="ro1">
          <table:table-cell office:value-type="string" calcext:value-type="string">
            <text:p>arg_87$votes[arg_87$party == "</text:p>
          </table:table-cell>
          <table:table-cell office:value-type="string" calcext:value-type="string">
            <text:p>PJ</text:p>
          </table:table-cell>
          <table:table-cell office:value-type="string" calcext:value-type="string">
            <text:p>Frente para La Victoria</text:p>
          </table:table-cell>
          <table:table-cell office:value-type="string" calcext:value-type="string">
            <text:p>“] &lt;-</text:p>
          </table:table-cell>
          <table:table-cell table:style-name="ce4" office:value-type="string" calcext:value-type="string">
            <text:p>52.46 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130" calcext:value-type="float">
            <text:p>130</text:p>
          </table:table-cell>
          <table:table-cell table:style-name="ce2" office:value-type="string" calcext:value-type="string">
            <text:p>0.06 </text:p>
          </table:table-cell>
          <table:table-cell table:number-columns-repeated="2"/>
          <table:table-cell table:formula="of:=COM.MICROSOFT.CONCAT([.A4];[.B4];[.D4]; &quot; &quot;; [.E4])" office:value-type="string" office:string-value="arg_87$votes[arg_87$party == &quot;PJ“] &lt;- 52.46 " calcext:value-type="string">
            <text:p>arg_87$votes[arg_87$party == "PJ“] &lt;- 52.46 </text:p>
          </table:table-cell>
          <table:table-cell office:value-type="string" calcext:value-type="string">
            <text:p>arg_87$seats[arg_87$party == "</text:p>
          </table:table-cell>
          <table:table-cell table:formula="of:=COM.MICROSOFT.CONCAT([.L4];[.B4];[.D4]; &quot; &quot;; [.F4])" office:value-type="string" office:string-value="arg_87$seats[arg_87$party == &quot;PJ“] &lt;- 86" calcext:value-type="string">
            <text:p>arg_87$seats[arg_87$party == "PJ“] &lt;- 86</text:p>
          </table:table-cell>
        </table:table-row>
        <table:table-row table:style-name="ro1">
          <table:table-cell office:value-type="string" calcext:value-type="string">
            <text:p>arg_87$votes[arg_87$party == "</text:p>
          </table:table-cell>
          <table:table-cell office:value-type="string" calcext:value-type="string">
            <text:p>Coalición Cívica</text:p>
          </table:table-cell>
          <table:table-cell table:style-name="ce1" office:value-type="string" calcext:value-type="string">
            <text:p><text:a xlink:href="https://es.wikipedia.org/wiki/Coalición_Cívica_ARI" xlink:type="simple">Coalición Cívica ARI</text:a>  </text:p>
          </table:table-cell>
          <table:table-cell office:value-type="string" calcext:value-type="string">
            <text:p>“] &lt;-</text:p>
          </table:table-cell>
          <table:table-cell table:style-name="ce2" office:value-type="string" calcext:value-type="string">
            <text:p>3.00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style-name="ce2" office:value-type="string" calcext:value-type="string">
            <text:p>2.91  </text:p>
          </table:table-cell>
          <table:table-cell table:number-columns-repeated="2"/>
          <table:table-cell table:formula="of:=COM.MICROSOFT.CONCAT([.A5];[.B5];[.D5]; &quot; &quot;; [.E5])" office:value-type="string" office:string-value="arg_87$votes[arg_87$party == &quot;Coalición Cívica“] &lt;- 3.00 " calcext:value-type="string">
            <text:p>arg_87$votes[arg_87$party == "Coalición Cívica“] &lt;- 3.00 </text:p>
          </table:table-cell>
          <table:table-cell office:value-type="string" calcext:value-type="string">
            <text:p>arg_87$seats[arg_87$party == "</text:p>
          </table:table-cell>
          <table:table-cell table:formula="of:=COM.MICROSOFT.CONCAT([.L5];[.B5];[.D5]; &quot; &quot;; [.F5])" office:value-type="string" office:string-value="arg_87$seats[arg_87$party == &quot;Coalición Cívica“] &lt;- 1" calcext:value-type="string">
            <text:p>arg_87$seats[arg_87$party == "Coalición Cívica“] &lt;- 1</text:p>
          </table:table-cell>
        </table:table-row>
        <table:table-row table:style-name="ro1">
          <table:table-cell office:value-type="string" calcext:value-type="string">
            <text:p>arg_87$votes[arg_87$party == "</text:p>
          </table:table-cell>
          <table:table-cell office:value-type="string" calcext:value-type="string">
            <text:p>PRO</text:p>
          </table:table-cell>
          <table:table-cell table:style-name="ce2" office:value-type="string" calcext:value-type="string">
            <text:p>Frente Popular-Propuesta Republicana </text:p>
          </table:table-cell>
          <table:table-cell office:value-type="string" calcext:value-type="string">
            <text:p>“] &lt;-</text:p>
          </table:table-cell>
          <table:table-cell table:style-name="ce2" office:value-type="string" calcext:value-type="string">
            <text:p> 6.92 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8" calcext:value-type="float">
            <text:p>18</text:p>
          </table:table-cell>
          <table:table-cell table:style-name="ce2" office:value-type="string" calcext:value-type="string">
            <text:p>2.08 </text:p>
          </table:table-cell>
          <table:table-cell table:number-columns-repeated="2"/>
          <table:table-cell table:formula="of:=COM.MICROSOFT.CONCAT([.A6];[.B6];[.D6]; &quot; &quot;; [.E6])" office:value-type="string" office:string-value="arg_87$votes[arg_87$party == &quot;PRO“] &lt;-  6.92 " calcext:value-type="string">
            <text:p>arg_87$votes[arg_87$party == "PRO“] &lt;-  6.92 </text:p>
          </table:table-cell>
          <table:table-cell office:value-type="string" calcext:value-type="string">
            <text:p>arg_87$seats[arg_87$party == "</text:p>
          </table:table-cell>
          <table:table-cell table:formula="of:=COM.MICROSOFT.CONCAT([.L6];[.B6];[.D6]; &quot; &quot;; [.F6])" office:value-type="string" office:string-value="arg_87$seats[arg_87$party == &quot;PRO“] &lt;- 5" calcext:value-type="string">
            <text:p>arg_87$seats[arg_87$party == "PRO“] &lt;- 5</text:p>
          </table:table-cell>
        </table:table-row>
        <table:table-row table:style-name="ro1">
          <table:table-cell office:value-type="string" calcext:value-type="string">
            <text:p>arg_87$votes[arg_87$party == "</text:p>
          </table:table-cell>
          <table:table-cell office:value-type="string" calcext:value-type="string">
            <text:p>Frente Cívico y Social de Santiago del Estero</text:p>
          </table:table-cell>
          <table:table-cell office:value-type="string" calcext:value-type="string">
            <text:p>Frente para La Victoria</text:p>
          </table:table-cell>
          <table:table-cell office:value-type="string" calcext:value-type="string">
            <text:p>“] &lt;-</text:p>
          </table:table-cell>
          <table:table-cell table:style-name="ce4" office:value-type="string" calcext:value-type="string">
            <text:p>52.46 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130" calcext:value-type="float">
            <text:p>130</text:p>
          </table:table-cell>
          <table:table-cell table:style-name="ce2" office:value-type="string" calcext:value-type="string">
            <text:p>1.36  </text:p>
          </table:table-cell>
          <table:table-cell table:number-columns-repeated="2"/>
          <table:table-cell table:formula="of:=COM.MICROSOFT.CONCAT([.A7];[.B7];[.D7]; &quot; &quot;; [.E7])" office:value-type="string" office:string-value="arg_87$votes[arg_87$party == &quot;Frente Cívico y Social de Santiago del Estero“] &lt;- 52.46 " calcext:value-type="string">
            <text:p>arg_87$votes[arg_87$party == "Frente Cívico y Social de Santiago del Estero“] &lt;- 52.46 </text:p>
          </table:table-cell>
          <table:table-cell office:value-type="string" calcext:value-type="string">
            <text:p>arg_87$seats[arg_87$party == "</text:p>
          </table:table-cell>
          <table:table-cell table:formula="of:=COM.MICROSOFT.CONCAT([.L7];[.B7];[.D7]; &quot; &quot;; [.F7])" office:value-type="string" office:string-value="arg_87$seats[arg_87$party == &quot;Frente Cívico y Social de Santiago del Estero“] &lt;- 86" calcext:value-type="string">
            <text:p>arg_87$seats[arg_87$party == "Frente Cívico y Social de Santiago del Estero“] &lt;- 86</text:p>
          </table:table-cell>
        </table:table-row>
        <table:table-row table:style-name="ro1">
          <table:table-cell office:value-type="string" calcext:value-type="string">
            <text:p>arg_87$votes[arg_87$party == "</text:p>
          </table:table-cell>
          <table:table-cell office:value-type="string" calcext:value-type="string">
            <text:p>Partido Socialista</text:p>
          </table:table-cell>
          <table:table-cell table:style-name="ce2" office:value-type="string" calcext:value-type="string">
            <text:p>Frente Amplio Progresista</text:p>
          </table:table-cell>
          <table:table-cell office:value-type="string" calcext:value-type="string">
            <text:p>“] &lt;-</text:p>
          </table:table-cell>
          <table:table-cell table:style-name="ce2" office:value-type="string" calcext:value-type="string">
            <text:p>13.52 </text:p>
          </table:table-cell>
          <table:table-cell table:style-name="ce2" office:value-type="float" office:value="14" calcext:value-type="float">
            <text:p>14</text:p>
          </table:table-cell>
          <table:table-cell table:style-name="Default" office:value-type="float" office:value="19" calcext:value-type="float">
            <text:p>19</text:p>
          </table:table-cell>
          <table:table-cell table:style-name="ce2" office:value-type="string" calcext:value-type="string">
            <text:p>0.77  </text:p>
          </table:table-cell>
          <table:table-cell table:number-columns-repeated="2"/>
          <table:table-cell table:formula="of:=COM.MICROSOFT.CONCAT([.A8];[.B8];[.D8]; &quot; &quot;; [.E8])" office:value-type="string" office:string-value="arg_87$votes[arg_87$party == &quot;Partido Socialista“] &lt;- 13.52 " calcext:value-type="string">
            <text:p>arg_87$votes[arg_87$party == "Partido Socialista“] &lt;- 13.52 </text:p>
          </table:table-cell>
          <table:table-cell office:value-type="string" calcext:value-type="string">
            <text:p>arg_87$seats[arg_87$party == "</text:p>
          </table:table-cell>
          <table:table-cell table:formula="of:=COM.MICROSOFT.CONCAT([.L8];[.B8];[.D8]; &quot; &quot;; [.F8])" office:value-type="string" office:string-value="arg_87$seats[arg_87$party == &quot;Partido Socialista“] &lt;- 14" calcext:value-type="string">
            <text:p>arg_87$seats[arg_87$party == "Partido Socialista“] &lt;- 14</text:p>
          </table:table-cell>
        </table:table-row>
        <table:table-row table:style-name="ro1">
          <table:table-cell office:value-type="string" calcext:value-type="string">
            <text:p>arg_87$votes[arg_87$party == "</text:p>
          </table:table-cell>
          <table:table-cell office:value-type="string" calcext:value-type="string">
            <text:p>GEN</text:p>
          </table:table-cell>
          <table:table-cell table:style-name="ce2" office:value-type="string" calcext:value-type="string">
            <text:p>Frente Amplio Progresista</text:p>
          </table:table-cell>
          <table:table-cell office:value-type="string" calcext:value-type="string">
            <text:p>“] &lt;-</text:p>
          </table:table-cell>
          <table:table-cell table:style-name="ce2" office:value-type="string" calcext:value-type="string">
            <text:p>13.52 </text:p>
          </table:table-cell>
          <table:table-cell table:style-name="ce2" office:value-type="float" office:value="14" calcext:value-type="float">
            <text:p>14</text:p>
          </table:table-cell>
          <table:table-cell table:style-name="Default" office:value-type="float" office:value="19" calcext:value-type="float">
            <text:p>19</text:p>
          </table:table-cell>
          <table:table-cell table:style-name="ce2" office:value-type="string" calcext:value-type="string">
            <text:p>0.20  </text:p>
          </table:table-cell>
          <table:table-cell table:number-columns-repeated="2"/>
          <table:table-cell table:formula="of:=COM.MICROSOFT.CONCAT([.A9];[.B9];[.D9]; &quot; &quot;; [.E9])" office:value-type="string" office:string-value="arg_87$votes[arg_87$party == &quot;GEN“] &lt;- 13.52 " calcext:value-type="string">
            <text:p>arg_87$votes[arg_87$party == "GEN“] &lt;- 13.52 </text:p>
          </table:table-cell>
          <table:table-cell office:value-type="string" calcext:value-type="string">
            <text:p>arg_87$seats[arg_87$party == "</text:p>
          </table:table-cell>
          <table:table-cell table:formula="of:=COM.MICROSOFT.CONCAT([.L9];[.B9];[.D9]; &quot; &quot;; [.F9])" office:value-type="string" office:string-value="arg_87$seats[arg_87$party == &quot;GEN“] &lt;- 14" calcext:value-type="string">
            <text:p>arg_87$seats[arg_87$party == "GEN“] &lt;- 14</text:p>
          </table:table-cell>
        </table:table-row>
        <table:table-row table:style-name="ro1">
          <table:table-cell office:value-type="string" calcext:value-type="string">
            <text:p>arg_87$votes[arg_87$party == "</text:p>
          </table:table-cell>
          <table:table-cell office:value-type="string" calcext:value-type="string">
            <office:annotation draw:style-name="gr1" draw:text-style-name="P2" svg:width="2.899cm" svg:height="2.176cm" svg:x="13.702cm" svg:y="3.161cm" draw:caption-point-x="-0.61cm" draw:caption-point-y="0.913cm">
              <dc:date>2021-03-21T00:00:00</dc:date>
              <text:p text:style-name="P1"><text:span text:style-name="T1">Na lista de resultados nacionais consta como “Encuentro Popular” (EP)</text:span></text:p>
            </office:annotation>
            <text:p>Nuevo Encuentro</text:p>
          </table:table-cell>
          <table:table-cell office:value-type="string" calcext:value-type="string">
            <text:p>Unión para el Desarrollo Social/ SOZINHO (em uma província aparece como sozinho das 2 em que achei esse partido até agora)</text:p>
          </table:table-cell>
          <table:table-cell office:value-type="string" calcext:value-type="string">
            <text:p>“] &lt;-</text:p>
          </table:table-cell>
          <table:table-cell table:style-name="ce2" office:value-type="string" calcext:value-type="string">
            <text:p>13.49 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47" calcext:value-type="float">
            <text:p>47</text:p>
          </table:table-cell>
          <table:table-cell table:style-name="ce2" office:value-type="string" calcext:value-type="string">
            <text:p>0.03 </text:p>
          </table:table-cell>
          <table:table-cell table:number-columns-repeated="2"/>
          <table:table-cell table:formula="of:=COM.MICROSOFT.CONCAT([.A10];[.B10];[.D10]; &quot; &quot;; [.E10])" office:value-type="string" office:string-value="arg_87$votes[arg_87$party == &quot;Nuevo Encuentro“] &lt;- 13.49 " calcext:value-type="string">
            <text:p>arg_87$votes[arg_87$party == "Nuevo Encuentro“] &lt;- 13.49 </text:p>
          </table:table-cell>
          <table:table-cell office:value-type="string" calcext:value-type="string">
            <text:p>arg_87$seats[arg_87$party == "</text:p>
          </table:table-cell>
          <table:table-cell table:formula="of:=COM.MICROSOFT.CONCAT([.L10];[.B10];[.D10]; &quot; &quot;; [.F10])" office:value-type="string" office:string-value="arg_87$seats[arg_87$party == &quot;Nuevo Encuentro“] &lt;- 16" calcext:value-type="string">
            <text:p>arg_87$seats[arg_87$party == "Nuevo Encuentro“] &lt;- 16</text:p>
          </table:table-cell>
        </table:table-row>
        <table:table-row table:style-name="ro1">
          <table:table-cell office:value-type="string" calcext:value-type="string">
            <text:p>arg_87$votes[arg_87$party == "</text:p>
          </table:table-cell>
          <table:table-cell table:number-columns-repeated="2" office:value-type="string" calcext:value-type="string">
            <text:p>Proyecto Sur</text:p>
          </table:table-cell>
          <table:table-cell office:value-type="string" calcext:value-type="string">
            <text:p>“] &lt;-</text:p>
          </table:table-cell>
          <table:table-cell table:style-name="ce2" office:value-type="string" calcext:value-type="string">
            <text:p>0.16 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2" office:value-type="string" calcext:value-type="string">
            <text:p>0.16 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COM.MICROSOFT.CONCAT([.A11];[.B11];[.D11]; &quot; &quot;; [.E11])" office:value-type="string" office:string-value="arg_87$votes[arg_87$party == &quot;Proyecto Sur“] &lt;- 0.16  " calcext:value-type="string">
            <text:p>arg_87$votes[arg_87$party == "Proyecto Sur“] &lt;- 0.16  </text:p>
          </table:table-cell>
          <table:table-cell office:value-type="string" calcext:value-type="string">
            <text:p>arg_87$seats[arg_87$party == "</text:p>
          </table:table-cell>
          <table:table-cell table:formula="of:=COM.MICROSOFT.CONCAT([.L11];[.B11];[.D11]; &quot; &quot;; [.F11])" office:value-type="string" office:string-value="arg_87$seats[arg_87$party == &quot;Proyecto Sur“] &lt;- 0" calcext:value-type="string">
            <text:p>arg_87$seats[arg_87$party == "Proyecto Sur“] &lt;- 0</text:p>
          </table:table-cell>
        </table:table-row>
        <table:table-row table:style-name="ro1">
          <table:table-cell office:value-type="string" calcext:value-type="string">
            <text:p>arg_87$votes[arg_87$party == "</text:p>
          </table:table-cell>
          <table:table-cell table:number-columns-repeated="2" office:value-type="string" calcext:value-type="string">
            <text:p>Moviemiento Popular Neuquino</text:p>
          </table:table-cell>
          <table:table-cell office:value-type="string" calcext:value-type="string">
            <text:p>“] &lt;-</text:p>
          </table:table-cell>
          <table:table-cell table:style-name="ce2" office:value-type="string" calcext:value-type="string">
            <text:p>0.43 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ce2" office:value-type="string" calcext:value-type="string">
            <text:p>0.43 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COM.MICROSOFT.CONCAT([.A12];[.B12];[.D12]; &quot; &quot;; [.E12])" office:value-type="string" office:string-value="arg_87$votes[arg_87$party == &quot;Moviemiento Popular Neuquino“] &lt;- 0.43  " calcext:value-type="string">
            <text:p>arg_87$votes[arg_87$party == "Moviemiento Popular Neuquino“] &lt;- 0.43  </text:p>
          </table:table-cell>
          <table:table-cell office:value-type="string" calcext:value-type="string">
            <text:p>arg_87$seats[arg_87$party == "</text:p>
          </table:table-cell>
          <table:table-cell table:formula="of:=COM.MICROSOFT.CONCAT([.L12];[.B12];[.D12]; &quot; &quot;; [.F12])" office:value-type="string" office:string-value="arg_87$seats[arg_87$party == &quot;Moviemiento Popular Neuquino“] &lt;- 1" calcext:value-type="string">
            <text:p>arg_87$seats[arg_87$party == "Moviemiento Popular Neuquino“] &lt;- 1</text:p>
          </table:table-cell>
        </table:table-row>
        <table:table-row table:style-name="ro1">
          <table:table-cell office:value-type="string" calcext:value-type="string">
            <text:p>arg_87$votes[arg_87$party == "</text:p>
          </table:table-cell>
          <table:table-cell office:value-type="string" calcext:value-type="string">
            <text:p>Demócrata Mendoza</text:p>
          </table:table-cell>
          <table:table-cell office:value-type="string" calcext:value-type="string">
            <text:p>Compromiso Federal</text:p>
          </table:table-cell>
          <table:table-cell office:value-type="string" calcext:value-type="string">
            <text:p>“] &lt;-</text:p>
          </table:table-cell>
          <table:table-cell table:style-name="ce2" office:value-type="string" calcext:value-type="string">
            <text:p> 5.93 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office:annotation draw:style-name="gr2" draw:text-style-name="P2" svg:width="2.899cm" svg:height="3.361cm" svg:x="48.346cm" svg:y="4.967cm" draw:caption-point-x="-0.61cm" draw:caption-point-y="0.461cm">
              <dc:date>2021-03-21T00:00:00</dc:date>
              <text:p text:style-name="P1"><text:span text:style-name="T1">Não consta na lista de resultados nem mesmo a lista específica de resultados de Mendoza</text:span></text:p>
              <text:p text:style-name="P1"><text:span text:style-name="T1"/></text:p>
            </office:annotation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3];[.B13];[.D13]; &quot; &quot;; [.E13])" office:value-type="string" office:string-value="arg_87$votes[arg_87$party == &quot;Demócrata Mendoza“] &lt;-  5.93 " calcext:value-type="string">
            <text:p>arg_87$votes[arg_87$party == "Demócrata Mendoza“] &lt;-  5.93 </text:p>
          </table:table-cell>
          <table:table-cell office:value-type="string" calcext:value-type="string">
            <text:p>arg_87$seats[arg_87$party == "</text:p>
          </table:table-cell>
          <table:table-cell table:formula="of:=COM.MICROSOFT.CONCAT([.L13];[.B13];[.D13]; &quot; &quot;; [.F13])" office:value-type="string" office:string-value="arg_87$seats[arg_87$party == &quot;Demócrata Mendoza“] &lt;- 6" calcext:value-type="string">
            <text:p>arg_87$seats[arg_87$party == "Demócrata Mendoza“] &lt;- 6</text:p>
          </table:table-cell>
        </table:table-row>
        <table:table-row table:style-name="ro1">
          <table:table-cell office:value-type="string" calcext:value-type="string">
            <text:p>arg_87$votes[arg_87$party == "</text:p>
          </table:table-cell>
          <table:table-cell office:value-type="string" calcext:value-type="string">
            <text:p>Libres del Sur</text:p>
          </table:table-cell>
          <table:table-cell table:style-name="ce2" office:value-type="string" calcext:value-type="string">
            <text:p>Frente Amplio Progresista</text:p>
          </table:table-cell>
          <table:table-cell office:value-type="string" calcext:value-type="string">
            <text:p>“] &lt;-</text:p>
          </table:table-cell>
          <table:table-cell table:style-name="ce2" office:value-type="string" calcext:value-type="string">
            <text:p>13.52 </text:p>
          </table:table-cell>
          <table:table-cell table:style-name="ce2" office:value-type="float" office:value="14" calcext:value-type="float">
            <text:p>14</text:p>
          </table:table-cell>
          <table:table-cell table:style-name="Default" office:value-type="float" office:value="19" calcext:value-type="float">
            <text:p>19</text:p>
          </table:table-cell>
          <table:table-cell table:style-name="ce2" office:value-type="string" calcext:value-type="string">
            <text:p>0.07 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4];[.B14];[.D14]; &quot; &quot;; [.E14])" office:value-type="string" office:string-value="arg_87$votes[arg_87$party == &quot;Libres del Sur“] &lt;- 13.52 " calcext:value-type="string">
            <text:p>arg_87$votes[arg_87$party == "Libres del Sur“] &lt;- 13.52 </text:p>
          </table:table-cell>
          <table:table-cell office:value-type="string" calcext:value-type="string">
            <text:p>arg_87$seats[arg_87$party == "</text:p>
          </table:table-cell>
          <table:table-cell table:formula="of:=COM.MICROSOFT.CONCAT([.L14];[.B14];[.D14]; &quot; &quot;; [.F14])" office:value-type="string" office:string-value="arg_87$seats[arg_87$party == &quot;Libres del Sur“] &lt;- 14" calcext:value-type="string">
            <text:p>arg_87$seats[arg_87$party == "Libres del Sur“] &lt;- 14</text:p>
          </table:table-cell>
        </table:table-row>
        <table:table-row table:style-name="ro1">
          <table:table-cell office:value-type="string" calcext:value-type="string">
            <text:p>arg_87$votes[arg_87$party == "</text:p>
          </table:table-cell>
          <table:table-cell office:value-type="string" calcext:value-type="string">
            <text:p>Renovador de Salta</text:p>
          </table:table-cell>
          <table:table-cell office:value-type="string" calcext:value-type="string">
            <text:p>Frente para La Victoria</text:p>
          </table:table-cell>
          <table:table-cell office:value-type="string" calcext:value-type="string">
            <text:p>“] &lt;-</text:p>
          </table:table-cell>
          <table:table-cell table:style-name="ce4" office:value-type="string" calcext:value-type="string">
            <text:p>52.46 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130" calcext:value-type="float">
            <text:p>130</text:p>
          </table:table-cell>
          <table:table-cell office:value-type="float" office:value="0" calcext:value-type="float">
            <office:annotation draw:style-name="gr2" draw:text-style-name="P2" svg:width="2.899cm" svg:height="3.361cm" svg:x="48.346cm" svg:y="5.87cm" draw:caption-point-x="-0.61cm" draw:caption-point-y="0.461cm">
              <dc:date>2021-03-21T00:00:00</dc:date>
              <text:p text:style-name="P1"><text:span text:style-name="T1">Foi parte da Frente para La Victoria em Salta</text:span></text:p>
              <text:p text:style-name="P1"><text:span text:style-name="T1"/></text:p>
              <text:p text:style-name="P1"><text:span text:style-name="T1"/></text:p>
            </office:annotation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5];[.B15];[.D15]; &quot; &quot;; [.E15])" office:value-type="string" office:string-value="arg_87$votes[arg_87$party == &quot;Renovador de Salta“] &lt;- 52.46 " calcext:value-type="string">
            <text:p>arg_87$votes[arg_87$party == "Renovador de Salta“] &lt;- 52.46 </text:p>
          </table:table-cell>
          <table:table-cell office:value-type="string" calcext:value-type="string">
            <text:p>arg_87$seats[arg_87$party == "</text:p>
          </table:table-cell>
          <table:table-cell table:formula="of:=COM.MICROSOFT.CONCAT([.L15];[.B15];[.D15]; &quot; &quot;; [.F15])" office:value-type="string" office:string-value="arg_87$seats[arg_87$party == &quot;Renovador de Salta“] &lt;- 86" calcext:value-type="string">
            <text:p>arg_87$seats[arg_87$party == "Renovador de Salta“] &lt;- 86</text:p>
          </table:table-cell>
        </table:table-row>
        <table:table-row table:style-name="ro1">
          <table:table-cell office:value-type="string" calcext:value-type="string">
            <text:p>arg_87$votes[arg_87$party == "</text:p>
          </table:table-cell>
          <table:table-cell office:value-type="string" calcext:value-type="string">
            <text:p>Partido Federal Fueguino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“] &lt;-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2" office:value-type="float" office:value="0" calcext:value-type="float">
            <office:annotation draw:style-name="gr3" draw:text-style-name="P2" svg:width="2.899cm" svg:height="1.799cm" svg:x="48.346cm" svg:y="6.322cm" draw:caption-point-x="-0.61cm" draw:caption-point-y="0.461cm">
              <dc:date>2021-03-21T00:00:00</dc:date>
              <text:p text:style-name="P1"><text:span text:style-name="T1">Não encontrado</text:span></text:p>
              <text:p text:style-name="P1"><text:span text:style-name="T1"/></text:p>
            </office:annotation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6];[.B16];[.D16]; &quot; &quot;; [.E16])" office:value-type="string" office:string-value="arg_87$votes[arg_87$party == &quot;Partido Federal Fueguino“] &lt;- 0" calcext:value-type="string">
            <text:p>arg_87$votes[arg_87$party == "Partido Federal Fueguino“] &lt;- 0</text:p>
          </table:table-cell>
          <table:table-cell office:value-type="string" calcext:value-type="string">
            <text:p>arg_87$seats[arg_87$party == "</text:p>
          </table:table-cell>
          <table:table-cell table:formula="of:=COM.MICROSOFT.CONCAT([.L16];[.B16];[.D16]; &quot; &quot;; [.F16])" office:value-type="string" office:string-value="arg_87$seats[arg_87$party == &quot;Partido Federal Fueguino“] &lt;- 0" calcext:value-type="string">
            <text:p>arg_87$seats[arg_87$party == "Partido Federal Fueguino“] &lt;- 0</text:p>
          </table:table-cell>
        </table:table-row>
        <table:table-row table:style-name="ro1">
          <table:table-cell office:value-type="string" calcext:value-type="string">
            <text:p>arg_87$votes[arg_87$party == "</text:p>
          </table:table-cell>
          <table:table-cell office:value-type="string" calcext:value-type="string">
            <text:p>Salta Somos Todos</text:p>
          </table:table-cell>
          <table:table-cell table:style-name="ce2" office:value-type="string" calcext:value-type="string">
            <text:p>Frente Popular-Propuesta Republicana </text:p>
          </table:table-cell>
          <table:table-cell office:value-type="string" calcext:value-type="string">
            <text:p>“] &lt;-</text:p>
          </table:table-cell>
          <table:table-cell table:style-name="ce2" office:value-type="string" calcext:value-type="string">
            <text:p> 6.92 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8" calcext:value-type="float">
            <text:p>18</text:p>
          </table:table-cell>
          <table:table-cell table:style-name="ce2" office:value-type="string" calcext:value-type="string">
            <office:annotation draw:style-name="gr4" draw:text-style-name="P2" svg:width="2.899cm" svg:height="8.496cm" svg:x="48.346cm" svg:y="6.773cm" draw:caption-point-x="-0.61cm" draw:caption-point-y="0.461cm">
              <dc:date>2021-03-21T00:00:00</dc:date>
              <text:p text:style-name="P1"><text:span text:style-name="T1">Na verdade é parte de um bloque regional, pelo que entendi, chamado “Frente Salteño”. Estou colocando share of votes e seats do bloque (o único seat é de 2009 mesmo, parece ser do Salta Somos Todos, parece ser o mesmo deputado que aparece aqui como entrevistado)</text:span></text:p>
              <text:p text:style-name="P1"><text:span text:style-name="T1"/></text:p>
            </office:annotation>
            <text:p>0.25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7];[.B17];[.D17]; &quot; &quot;; [.E17])" office:value-type="string" office:string-value="arg_87$votes[arg_87$party == &quot;Salta Somos Todos“] &lt;-  6.92 " calcext:value-type="string">
            <text:p>arg_87$votes[arg_87$party == "Salta Somos Todos“] &lt;-  6.92 </text:p>
          </table:table-cell>
          <table:table-cell office:value-type="string" calcext:value-type="string">
            <text:p>arg_87$seats[arg_87$party == "</text:p>
          </table:table-cell>
          <table:table-cell table:formula="of:=COM.MICROSOFT.CONCAT([.L17];[.B17];[.D17]; &quot; &quot;; [.F17])" office:value-type="string" office:string-value="arg_87$seats[arg_87$party == &quot;Salta Somos Todos“] &lt;- 5" calcext:value-type="string">
            <text:p>arg_87$seats[arg_87$party == "Salta Somos Todos“] &lt;- 5</text:p>
          </table:table-cell>
        </table:table-row>
        <table:table-row table:style-name="ro1">
          <table:table-cell office:value-type="string" calcext:value-type="string">
            <text:p>arg_87$votes[arg_87$party == "</text:p>
          </table:table-cell>
          <table:table-cell office:value-type="string" calcext:value-type="string">
            <text:p>Demócrata Progresista</text:p>
          </table:table-cell>
          <table:table-cell office:value-type="string" calcext:value-type="string">
            <text:p>Unión para el Desarrollo Social</text:p>
          </table:table-cell>
          <table:table-cell office:value-type="string" calcext:value-type="string">
            <text:p>“] &lt;-</text:p>
          </table:table-cell>
          <table:table-cell table:style-name="ce2" office:value-type="string" calcext:value-type="string">
            <text:p>13.49 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47" calcext:value-type="float">
            <text:p>47</text:p>
          </table:table-cell>
          <table:table-cell office:value-type="float" office:value="0" calcext:value-type="float">
            <office:annotation draw:style-name="gr5" draw:text-style-name="P2" svg:width="2.899cm" svg:height="2.571cm" svg:x="48.346cm" svg:y="7.225cm" draw:caption-point-x="-0.61cm" draw:caption-point-y="0.461cm">
              <dc:date>2021-03-21T00:00:00</dc:date>
              <text:p text:style-name="P1"><text:span text:style-name="T1">Parte da Union para el Desarrollo na Provincia de Buenos Aires</text:span></text:p>
              <text:p text:style-name="P1"><text:span text:style-name="T1"/></text:p>
            </office:annotation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8];[.B18];[.D18]; &quot; &quot;; [.E18])" office:value-type="string" office:string-value="arg_87$votes[arg_87$party == &quot;Demócrata Progresista“] &lt;- 13.49 " calcext:value-type="string">
            <text:p>arg_87$votes[arg_87$party == "Demócrata Progresista“] &lt;- 13.49 </text:p>
          </table:table-cell>
          <table:table-cell office:value-type="string" calcext:value-type="string">
            <text:p>arg_87$seats[arg_87$party == "</text:p>
          </table:table-cell>
          <table:table-cell table:formula="of:=COM.MICROSOFT.CONCAT([.L18];[.B18];[.D18]; &quot; &quot;; [.F18])" office:value-type="string" office:string-value="arg_87$seats[arg_87$party == &quot;Demócrata Progresista“] &lt;- 16" calcext:value-type="string">
            <text:p>arg_87$seats[arg_87$party == "Demócrata Progresista“] &lt;- 16</text:p>
          </table:table-cell>
        </table:table-row>
        <table:table-row table:style-name="ro1">
          <table:table-cell office:value-type="string" calcext:value-type="string">
            <text:p>arg_87$votes[arg_87$party == "</text:p>
          </table:table-cell>
          <table:table-cell office:value-type="string" calcext:value-type="string">
            <text:p>Movimiento Popular Fuegino</text:p>
          </table:table-cell>
          <table:table-cell table:style-name="ce2" office:value-type="string" calcext:value-type="string">
            <text:p><text:a xlink:href="https://es.wikipedia.org/wiki/Movimiento_Popular_Fueguino" xlink:type="simple">Movimiento Popular Fueguino</text:a>  </text:p>
          </table:table-cell>
          <table:table-cell office:value-type="string" calcext:value-type="string">
            <text:p>“] &lt;-</text:p>
          </table:table-cell>
          <table:table-cell table:style-name="ce2" office:value-type="string" calcext:value-type="string">
            <text:p>0.07  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2" office:value-type="string" calcext:value-type="string">
            <text:p>0.07 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[.A19];[.B19];[.D19]; &quot; &quot;; [.E19])" office:value-type="string" office:string-value="arg_87$votes[arg_87$party == &quot;Movimiento Popular Fuegino“] &lt;- 0.07  " calcext:value-type="string">
            <text:p>arg_87$votes[arg_87$party == "Movimiento Popular Fuegino“] &lt;- 0.07  </text:p>
          </table:table-cell>
          <table:table-cell office:value-type="string" calcext:value-type="string">
            <text:p>arg_87$seats[arg_87$party == "</text:p>
          </table:table-cell>
          <table:table-cell table:formula="of:=COM.MICROSOFT.CONCAT([.L19];[.B19];[.D19]; &quot; &quot;; [.F19])" office:value-type="string" office:string-value="arg_87$seats[arg_87$party == &quot;Movimiento Popular Fuegino“] &lt;- 1" calcext:value-type="string">
            <text:p>arg_87$seats[arg_87$party == "Movimiento Popular Fuegino“] &lt;- 1</text:p>
          </table:table-cell>
        </table:table-row>
        <table:table-row table:style-name="ro1">
          <table:table-cell office:value-type="string" calcext:value-type="string">
            <text:p>arg_87$votes[arg_87$party == "</text:p>
          </table:table-cell>
          <table:table-cell table:number-columns-repeated="2" office:value-type="string" calcext:value-type="string">
            <text:p>MIJD</text:p>
          </table:table-cell>
          <table:table-cell office:value-type="string" calcext:value-type="string">
            <text:p>“] &lt;-</text:p>
          </table:table-cell>
          <table:table-cell table:style-name="ce2" office:value-type="string" calcext:value-type="string">
            <text:p>0.29 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" office:value-type="string" calcext:value-type="string">
            <text:p>0.29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0];[.B20];[.D20]; &quot; &quot;; [.E20])" office:value-type="string" office:string-value="arg_87$votes[arg_87$party == &quot;MIJD“] &lt;- 0.29 " calcext:value-type="string">
            <text:p>arg_87$votes[arg_87$party == "MIJD“] &lt;- 0.29 </text:p>
          </table:table-cell>
          <table:table-cell office:value-type="string" calcext:value-type="string">
            <text:p>arg_87$seats[arg_87$party == "</text:p>
          </table:table-cell>
          <table:table-cell table:formula="of:=COM.MICROSOFT.CONCAT([.L20];[.B20];[.D20]; &quot; &quot;; [.F20])" office:value-type="string" office:string-value="arg_87$seats[arg_87$party == &quot;MIJD“] &lt;- 0" calcext:value-type="string">
            <text:p>arg_87$seats[arg_87$party == "MIJD“] &lt;- 0</text:p>
          </table:table-cell>
        </table:table-row>
        <table:table-row table:style-name="ro1">
          <table:table-cell office:value-type="string" calcext:value-type="string">
            <text:p>arg_87$votes[arg_87$party == "</text:p>
          </table:table-cell>
          <table:table-cell office:value-type="string" calcext:value-type="string">
            <text:p>Unión para Todos</text:p>
          </table:table-cell>
          <table:table-cell table:style-name="ce1" office:value-type="string" calcext:value-type="string">
            <text:p><text:a xlink:href="https://es.wikipedia.org/wiki/Coalición_Cívica_ARI" xlink:type="simple">Coalición Cívica ARI</text:a>  </text:p>
          </table:table-cell>
          <table:table-cell office:value-type="string" calcext:value-type="string">
            <text:p>“] &lt;-</text:p>
          </table:table-cell>
          <table:table-cell table:style-name="ce2" office:value-type="string" calcext:value-type="string">
            <text:p>3.00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0" calcext:value-type="float">
            <office:annotation draw:style-name="gr1" draw:text-style-name="P2" svg:width="2.899cm" svg:height="2.176cm" svg:x="48.346cm" svg:y="8.128cm" draw:caption-point-x="-0.61cm" draw:caption-point-y="0.913cm">
              <dc:date>2021-03-21T00:00:00</dc:date>
              <text:p text:style-name="P1"><text:span text:style-name="T1">Parte do bloque Coalicion Civica – ARI, na Capital Federal . </text:span></text:p>
              <text:p text:style-name="P1"><text:span text:style-name="T1"/></text:p>
            </office:annotation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1];[.B21];[.D21]; &quot; &quot;; [.E21])" office:value-type="string" office:string-value="arg_87$votes[arg_87$party == &quot;Unión para Todos“] &lt;- 3.00 " calcext:value-type="string">
            <text:p>arg_87$votes[arg_87$party == "Unión para Todos“] &lt;- 3.00 </text:p>
          </table:table-cell>
          <table:table-cell office:value-type="string" calcext:value-type="string">
            <text:p>arg_87$seats[arg_87$party == "</text:p>
          </table:table-cell>
          <table:table-cell table:formula="of:=COM.MICROSOFT.CONCAT([.L21];[.B21];[.D21]; &quot; &quot;; [.F21])" office:value-type="string" office:string-value="arg_87$seats[arg_87$party == &quot;Unión para Todos“] &lt;- 1" calcext:value-type="string">
            <text:p>arg_87$seats[arg_87$party == "Unión para Todos“] &lt;- 1</text:p>
          </table:table-cell>
        </table:table-row>
        <table:table-row table:style-name="ro1">
          <table:table-cell office:value-type="string" calcext:value-type="string">
            <text:p>arg_87$votes[arg_87$party == "</text:p>
          </table:table-cell>
          <table:table-cell office:value-type="string" calcext:value-type="string">
            <text:p>Frente Cívico-Partido Nuevo</text:p>
          </table:table-cell>
          <table:table-cell table:style-name="ce2" office:value-type="string" calcext:value-type="string">
            <text:p>Frente Amplio Progresista</text:p>
          </table:table-cell>
          <table:table-cell office:value-type="string" calcext:value-type="string">
            <text:p>“] &lt;-</text:p>
          </table:table-cell>
          <table:table-cell table:style-name="ce2" office:value-type="string" calcext:value-type="string">
            <text:p>13.52 </text:p>
          </table:table-cell>
          <table:table-cell table:style-name="ce2" office:value-type="float" office:value="14" calcext:value-type="float">
            <text:p>14</text:p>
          </table:table-cell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office:annotation draw:style-name="gr6" draw:text-style-name="P2" svg:width="2.899cm" svg:height="8.101cm" svg:x="48.346cm" svg:y="8.579cm" draw:caption-point-x="-0.61cm" draw:caption-point-y="0.913cm">
              <dc:date>2021-03-21T00:00:00</dc:date>
              <text:p text:style-name="P1"><text:span text:style-name="T1">Parece ser o Frente Cívico de Córdoba que teve o nome Partido Nuevo contra la Corrupción, por la Honestidad y la Transparencia, pelo que pesquisei. Bate com o número de seats conquistados por esse partido na eleição . É da coalizão Frente Amplio Progresista</text:span></text:p>
            </office:annotation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OM.MICROSOFT.CONCAT([.A22];[.B22];[.D22]; &quot; &quot;; [.E22])" office:value-type="string" office:string-value="arg_87$votes[arg_87$party == &quot;Frente Cívico-Partido Nuevo“] &lt;- 13.52 " calcext:value-type="string">
            <text:p>arg_87$votes[arg_87$party == "Frente Cívico-Partido Nuevo“] &lt;- 13.52 </text:p>
          </table:table-cell>
          <table:table-cell office:value-type="string" calcext:value-type="string">
            <text:p>arg_87$seats[arg_87$party == "</text:p>
          </table:table-cell>
          <table:table-cell table:formula="of:=COM.MICROSOFT.CONCAT([.L22];[.B22];[.D22]; &quot; &quot;; [.F22])" office:value-type="string" office:string-value="arg_87$seats[arg_87$party == &quot;Frente Cívico-Partido Nuevo“] &lt;- 14" calcext:value-type="string">
            <text:p>arg_87$seats[arg_87$party == "Frente Cívico-Partido Nuevo“] &lt;- 14</text:p>
          </table:table-cell>
        </table:table-row>
        <table:table-row table:style-name="ro1">
          <table:table-cell office:value-type="string" calcext:value-type="string">
            <text:p>arg_87$votes[arg_87$party == "</text:p>
          </table:table-cell>
          <table:table-cell office:value-type="string" calcext:value-type="string">
            <text:p>Partido Bloquista de San Juan</text:p>
          </table:table-cell>
          <table:table-cell office:value-type="string" calcext:value-type="string">
            <text:p>Frente para La Victoria</text:p>
          </table:table-cell>
          <table:table-cell office:value-type="string" calcext:value-type="string">
            <text:p>“] &lt;-</text:p>
          </table:table-cell>
          <table:table-cell table:style-name="ce4" office:value-type="string" calcext:value-type="string">
            <text:p>52.46 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3"/>
          <table:table-cell table:formula="of:=COM.MICROSOFT.CONCAT([.A23];[.B23];[.D23]; &quot; &quot;; [.E23])" office:value-type="string" office:string-value="arg_87$votes[arg_87$party == &quot;Partido Bloquista de San Juan“] &lt;- 52.46 " calcext:value-type="string">
            <text:p>arg_87$votes[arg_87$party == "Partido Bloquista de San Juan“] &lt;- 52.46 </text:p>
          </table:table-cell>
          <table:table-cell office:value-type="string" calcext:value-type="string">
            <text:p>arg_87$seats[arg_87$party == "</text:p>
          </table:table-cell>
          <table:table-cell table:formula="of:=COM.MICROSOFT.CONCAT([.L23];[.B23];[.D23]; &quot; &quot;; [.F23])" office:value-type="string" office:string-value="arg_87$seats[arg_87$party == &quot;Partido Bloquista de San Juan“] &lt;- 86" calcext:value-type="string">
            <text:p>arg_87$seats[arg_87$party == "Partido Bloquista de San Juan“] &lt;- 86</text:p>
          </table:table-cell>
        </table:table-row>
        <table:table-row table:style-name="ro1">
          <table:table-cell office:value-type="string" calcext:value-type="string">
            <text:p>arg_87$votes[arg_87$party == "</text:p>
          </table:table-cell>
          <table:table-cell office:value-type="string" calcext:value-type="string">
            <text:p>Partido de la Concertación-Forja</text:p>
          </table:table-cell>
          <table:table-cell office:value-type="string" calcext:value-type="string">
            <text:p>Frente para La Victoria</text:p>
          </table:table-cell>
          <table:table-cell office:value-type="string" calcext:value-type="string">
            <text:p>“] &lt;-</text:p>
          </table:table-cell>
          <table:table-cell table:style-name="ce4" office:value-type="string" calcext:value-type="string">
            <text:p>52.46 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3"/>
          <table:table-cell table:formula="of:=COM.MICROSOFT.CONCAT([.A24];[.B24];[.D24]; &quot; &quot;; [.E24])" office:value-type="string" office:string-value="arg_87$votes[arg_87$party == &quot;Partido de la Concertación-Forja“] &lt;- 52.46 " calcext:value-type="string">
            <text:p>arg_87$votes[arg_87$party == "Partido de la Concertación-Forja“] &lt;- 52.46 </text:p>
          </table:table-cell>
          <table:table-cell office:value-type="string" calcext:value-type="string">
            <text:p>arg_87$seats[arg_87$party == "</text:p>
          </table:table-cell>
          <table:table-cell table:formula="of:=COM.MICROSOFT.CONCAT([.L24];[.B24];[.D24]; &quot; &quot;; [.F24])" office:value-type="string" office:string-value="arg_87$seats[arg_87$party == &quot;Partido de la Concertación-Forja“] &lt;- 86" calcext:value-type="string">
            <text:p>arg_87$seats[arg_87$party == "Partido de la Concertación-Forja“] &lt;- 86</text:p>
          </table:table-cell>
        </table:table-row>
        <table:table-row table:style-name="ro1">
          <table:table-cell office:value-type="string" calcext:value-type="string">
            <text:p>arg_87$votes[arg_87$party == "</text:p>
          </table:table-cell>
          <table:table-cell office:value-type="string" calcext:value-type="string">
            <text:p>Unión Celeste y Blanca</text:p>
          </table:table-cell>
          <table:table-cell office:value-type="string" calcext:value-type="string">
            <text:p>Unión para el Desarrollo Social</text:p>
          </table:table-cell>
          <table:table-cell office:value-type="string" calcext:value-type="string">
            <text:p>“] &lt;-</text:p>
          </table:table-cell>
          <table:table-cell table:style-name="ce2" office:value-type="string" calcext:value-type="string">
            <text:p>13.49 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47" calcext:value-type="float">
            <text:p>47</text:p>
          </table:table-cell>
          <table:table-cell table:number-columns-repeated="3"/>
          <table:table-cell table:formula="of:=COM.MICROSOFT.CONCAT([.A25];[.B25];[.D25]; &quot; &quot;; [.E25])" office:value-type="string" office:string-value="arg_87$votes[arg_87$party == &quot;Unión Celeste y Blanca“] &lt;- 13.49 " calcext:value-type="string">
            <text:p>arg_87$votes[arg_87$party == "Unión Celeste y Blanca“] &lt;- 13.49 </text:p>
          </table:table-cell>
          <table:table-cell office:value-type="string" calcext:value-type="string">
            <text:p>arg_87$seats[arg_87$party == "</text:p>
          </table:table-cell>
          <table:table-cell table:formula="of:=COM.MICROSOFT.CONCAT([.L25];[.B25];[.D25]; &quot; &quot;; [.F25])" office:value-type="string" office:string-value="arg_87$seats[arg_87$party == &quot;Unión Celeste y Blanca“] &lt;- 16" calcext:value-type="string">
            <text:p>arg_87$seats[arg_87$party == "Unión Celeste y Blanca“] &lt;- 16</text:p>
          </table:table-cell>
        </table:table-row>
        <table:table-row table:style-name="ro1">
          <table:table-cell office:value-type="string" calcext:value-type="string">
            <text:p>arg_87$votes[arg_87$party == "</text:p>
          </table:table-cell>
          <table:table-cell office:value-type="string" calcext:value-type="string">
            <text:p>PJ Disidente</text:p>
          </table:table-cell>
          <table:table-cell office:value-type="string" calcext:value-type="string">
            <text:p>Frente para La Victoria</text:p>
          </table:table-cell>
          <table:table-cell office:value-type="string" calcext:value-type="string">
            <text:p>“] &lt;-</text:p>
          </table:table-cell>
          <table:table-cell table:style-name="ce4" office:value-type="string" calcext:value-type="string">
            <text:p>52.46 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3"/>
          <table:table-cell table:formula="of:=COM.MICROSOFT.CONCAT([.A26];[.B26];[.D26]; &quot; &quot;; [.E26])" office:value-type="string" office:string-value="arg_87$votes[arg_87$party == &quot;PJ Disidente“] &lt;- 52.46 " calcext:value-type="string">
            <text:p>arg_87$votes[arg_87$party == "PJ Disidente“] &lt;- 52.46 </text:p>
          </table:table-cell>
          <table:table-cell office:value-type="string" calcext:value-type="string">
            <text:p>arg_87$seats[arg_87$party == "</text:p>
          </table:table-cell>
          <table:table-cell table:formula="of:=COM.MICROSOFT.CONCAT([.L26];[.B26];[.D26]; &quot; &quot;; [.F26])" office:value-type="string" office:string-value="arg_87$seats[arg_87$party == &quot;PJ Disidente“] &lt;- 86" calcext:value-type="string">
            <text:p>arg_87$seats[arg_87$party == "PJ Disidente“] &lt;- 86</text:p>
          </table:table-cell>
        </table:table-row>
        <table:table-row table:style-name="ro1">
          <table:table-cell office:value-type="string" calcext:value-type="string">
            <text:p>arg_87$votes[arg_87$party == "</text:p>
          </table:table-cell>
          <table:table-cell office:value-type="string" calcext:value-type="string">
            <text:p>Partido Renovador de la Concordia</text:p>
          </table:table-cell>
          <table:table-cell office:value-type="string" calcext:value-type="string">
            <text:p>Frente para La Victoria</text:p>
          </table:table-cell>
          <table:table-cell office:value-type="string" calcext:value-type="string">
            <text:p>“] &lt;-</text:p>
          </table:table-cell>
          <table:table-cell table:style-name="ce4" office:value-type="string" calcext:value-type="string">
            <text:p>52.46 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3"/>
          <table:table-cell table:formula="of:=COM.MICROSOFT.CONCAT([.A27];[.B27];[.D27]; &quot; &quot;; [.E27])" office:value-type="string" office:string-value="arg_87$votes[arg_87$party == &quot;Partido Renovador de la Concordia“] &lt;- 52.46 " calcext:value-type="string">
            <text:p>arg_87$votes[arg_87$party == "Partido Renovador de la Concordia“] &lt;- 52.46 </text:p>
          </table:table-cell>
          <table:table-cell office:value-type="string" calcext:value-type="string">
            <text:p>arg_87$seats[arg_87$party == "</text:p>
          </table:table-cell>
          <table:table-cell table:formula="of:=COM.MICROSOFT.CONCAT([.L27];[.B27];[.D27]; &quot; &quot;; [.F27])" office:value-type="string" office:string-value="arg_87$seats[arg_87$party == &quot;Partido Renovador de la Concordia“] &lt;- 86" calcext:value-type="string">
            <text:p>arg_87$seats[arg_87$party == "Partido Renovador de la Concordia“] &lt;- 86</text:p>
          </table:table-cell>
        </table:table-row>
        <table:table-row table:style-name="ro1" table:number-rows-repeated="104854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Planilha1.A1:Planilha1.K27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Pontas_20_das_20_setas_20_1" draw:display-name="Pontas das seta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10:57:55.25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1T21:00:00.190000000</meta:creation-date>
    <dc:date>2021-03-22T11:50:05.061000000</dc:date>
    <meta:editing-duration>PT3H1M38S</meta:editing-duration>
    <meta:editing-cycles>4</meta:editing-cycles>
    <meta:generator>LibreOffice/7.0.4.2$Windows_X86_64 LibreOffice_project/dcf040e67528d9187c66b2379df5ea4407429775</meta:generator>
    <meta:document-statistic meta:table-count="1" meta:cell-count="319" meta:object-count="0"/>
  </office:meta>
</office:document-meta>
</file>